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0196c" officeooo:paragraph-rsid="0010196c"/>
    </style:style>
    <style:style style:name="P2" style:family="paragraph" style:parent-style-name="Standard">
      <style:text-properties officeooo:rsid="0013bb4e" officeooo:paragraph-rsid="0013bb4e"/>
    </style:style>
    <style:style style:name="P3" style:family="paragraph" style:parent-style-name="Standard">
      <style:text-properties officeooo:rsid="00167438" officeooo:paragraph-rsid="00167438"/>
    </style:style>
    <style:style style:name="P4" style:family="paragraph" style:parent-style-name="Standard">
      <style:text-properties officeooo:paragraph-rsid="00158157"/>
    </style:style>
    <style:style style:name="P5" style:family="paragraph" style:parent-style-name="Standard">
      <style:text-properties officeooo:rsid="001cfa4d" officeooo:paragraph-rsid="001cfa4d"/>
    </style:style>
    <style:style style:name="P6" style:family="paragraph" style:parent-style-name="Standard">
      <style:text-properties officeooo:rsid="001e5898" officeooo:paragraph-rsid="001e5898"/>
    </style:style>
    <style:style style:name="P7" style:family="paragraph" style:parent-style-name="Standard">
      <style:text-properties officeooo:rsid="001f9a18" officeooo:paragraph-rsid="001f9a18"/>
    </style:style>
    <style:style style:name="P8" style:family="paragraph" style:parent-style-name="Standard">
      <style:text-properties officeooo:rsid="0022a038" officeooo:paragraph-rsid="0022a038"/>
    </style:style>
    <style:style style:name="P9" style:family="paragraph" style:parent-style-name="Standard">
      <style:text-properties officeooo:rsid="001cfa4d" officeooo:paragraph-rsid="00240c12"/>
    </style:style>
    <style:style style:name="T1" style:family="text">
      <style:text-properties officeooo:rsid="00120be0"/>
    </style:style>
    <style:style style:name="T2" style:family="text">
      <style:text-properties officeooo:rsid="00158157"/>
    </style:style>
    <style:style style:name="T3" style:family="text">
      <style:text-properties officeooo:rsid="00183bbf"/>
    </style:style>
    <style:style style:name="T4" style:family="text">
      <style:text-properties fo:language="en" fo:country="US" fo:font-weight="normal" officeooo:rsid="001cfa4d" style:font-weight-asian="normal" style:font-weight-complex="normal"/>
    </style:style>
    <style:style style:name="T5" style:family="text">
      <style:text-properties officeooo:rsid="00198695"/>
    </style:style>
    <style:style style:name="T6" style:family="text">
      <style:text-properties officeooo:rsid="001cfa4d"/>
    </style:style>
    <style:style style:name="T7" style:family="text">
      <style:text-properties fo:font-weight="bold" style:font-weight-asian="bold" style:font-weight-complex="bold"/>
    </style:style>
    <style:style style:name="T8" style:family="text">
      <style:text-properties fo:font-weight="bold" officeooo:rsid="00158157" style:font-weight-asian="bold" style:font-weight-complex="bold"/>
    </style:style>
    <style:style style:name="T9" style:family="text">
      <style:text-properties fo:font-weight="bold" officeooo:rsid="00198695" style:font-weight-asian="bold" style:font-weight-complex="bold"/>
    </style:style>
    <style:style style:name="T10" style:family="text">
      <style:text-properties officeooo:rsid="001e5898"/>
    </style:style>
    <style:style style:name="T11" style:family="text">
      <style:text-properties officeooo:rsid="0023fd92"/>
    </style:style>
    <style:style style:name="T12" style:family="text">
      <style:text-properties officeooo:rsid="0024e3fb"/>
    </style:style>
    <style:style style:name="T13" style:family="text">
      <style:text-properties officeooo:rsid="002449f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7">LS</text:span> – <text:span text:style-name="T1">vsetko co sa nachadza v danom subore, listing directory, </text:span></text:p>
      <text:p text:style-name="P1"><text:span text:style-name="T7">CD</text:span> – change director<text:span text:style-name="T1">y </text:span></text:p>
      <text:p text:style-name="P2"><text:span text:style-name="T7">NPM RUN DEV </text:span>– startuje development server a pozera n<text:span text:style-name="T6">iak</text:span>e zmeny files a automaticky restartuje aplikaciu, <text:span text:style-name="T6">pre developera, akoby take skusobne ci to funguje a ako to funguje</text:span></text:p>
      <text:p text:style-name="P2"><text:span text:style-name="T7">NPM INSTALL</text:span> – instaluje niaku paketu</text:p>
      <text:p text:style-name="P2"><text:span text:style-name="T7">DEV </text:span>– specifikuje meno deficu</text:p>
      <text:p text:style-name="P2"><text:span text:style-name="T7">CD .. </text:span>– odide z dev, z urciteho filu</text:p>
      <text:p text:style-name="P4"><text:span text:style-name="T8">npm run build </text:span><text:span text:style-name="T2">– </text:span><text:span text:style-name="T4">vytvara to stavbu pre klientov, nieco co uz nieje vo vyrobnom procese ale uz je vydane ako funkcne</text:span></text:p>
      <text:p text:style-name="P3"><text:span text:style-name="T7">ctrl l </text:span>– <text:span text:style-name="T3">vymazanie pamate</text:span></text:p>
      <text:p text:style-name="P2"><text:span text:style-name="T7"><text:s/></text:span><text:span text:style-name="T9">npm run start –</text:span><text:span text:style-name="T5"> </text:span><text:span text:style-name="T11">spusti server po upraveni alebo dokoncenej aplikacie</text:span></text:p>
      <text:p text:style-name="P5"><text:span text:style-name="T7">layout.tsx –</text:span> <text:span text:style-name="T11">niaky zaklad programu</text:span></text:p>
      <text:p text:style-name="P9"><text:span text:style-name="T7">page.tsx </text:span>- <text:span text:style-name="T12">je to file ktory exportuje komponenty aby boli pristupne k routru</text:span></text:p>
      <text:p text:style-name="P5"><text:span text:style-name="T7">not-found.tsx</text:span> – <text:span text:style-name="T10">ak mame nieku webovu stranku/aplikaciu a chceme to zadat manualne alebo je zle prekopirovana tak nam ju neukaze pretoze neexistuje</text:span></text:p>
      <text:p text:style-name="P5"><text:span text:style-name="T7">nextjs –</text:span> <text:span text:style-name="T10">react framework, ktory na dava zaklady na budovanie webovych aplikacii, kde vlastne su vzorce ktore mozme skopirovat a z toho to mozme poupravovat ako my chceme alebo potrebujeme pre nasu webovu aplikaciu</text:span></text:p>
      <text:p text:style-name="P5"><text:span text:style-name="T7">error –</text:span> vyskytla sa niaka chyba ktoru treba opravit ak chceme aby aplikacia alebo program fungoval spravne</text:p>
      <text:p text:style-name="P5"><text:span text:style-name="T7">warning –</text:span> je to varovanie, ktore nam oznamuje, ze ak neupravime alebo nezmenine, nevymazeme……tu urcitu cast programu na ktoru je hlasene varovanie tak moze potom po spusteni programu ukazat niaku chybu, pravdepodobne po spusteni nastane chyba</text:p>
      <text:p text:style-name="P6"><text:span text:style-name="T7">ROUTING </text:span>– je to vlastne smerovac, ktory rozhoduje co kde ake informacie idu, ktorym smerom….. routing je akoby skupina niakych informacii alebo zdrojov ktore maju urcity sme alebo ciel</text:p>
      <text:p text:style-name="P7"><text:span text:style-name="T7">GIT</text:span> – <text:span text:style-name="T11">uklada predosle verzie napisaneho programu (napriklad spred tyzdna)</text:span></text:p>
      <text:p text:style-name="P7"><text:span text:style-name="T7">GITHUB –</text:span> <text:span text:style-name="T11">uklada poslednu verziu programu (ine verzie si nepamata)</text:span></text:p>
      <text:p text:style-name="P7"><text:span text:style-name="T7">PRODUCTION</text:span> – <text:span text:style-name="T11">su to vsetky povolene a potvrdene ulohy zadania niakym nadriadenym</text:span></text:p>
      <text:p text:style-name="P7"><text:span text:style-name="T7">VERCEL</text:span> – cloudova platforma</text:p>
      <text:p text:style-name="P7"><text:span text:style-name="T7"><text:s/>git branch -m &lt;name&gt;</text:span> - <text:span text:style-name="T13">zmena mena branchu</text:span></text:p>
      <text:p text:style-name="P8"><text:span text:style-name="T7">git add .</text:span> – <text:span text:style-name="T13">updatovanie alebo pridavanie nove casti kodu do githubu</text:span></text:p>
      <text:p text:style-name="P8"><text:span text:style-name="T7">BREAK POINT –</text:span> je to miesto kde nastava ukoncenie programu</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sk" fo:country="SK"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sk" fo:country="SK"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13T09:14:13.441407056</meta:creation-date>
    <meta:generator>LibreOffice/24.2.5.2$Linux_X86_64 LibreOffice_project/420$Build-2</meta:generator>
    <dc:date>2024-09-24T12:44:35.960661880</dc:date>
    <meta:editing-duration>PT3H7M29S</meta:editing-duration>
    <meta:editing-cycles>11</meta:editing-cycles>
    <meta:document-statistic meta:table-count="0" meta:image-count="0" meta:object-count="0" meta:page-count="1" meta:paragraph-count="23" meta:word-count="302" meta:character-count="1975" meta:non-whitespace-character-count="1671"/>
  </office:meta>
</office:document-meta>
</file>